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60c" officeooo:paragraph-rsid="000dd60c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dd60c" officeooo:paragraph-rsid="000dd60c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ea1ee" officeooo:paragraph-rsid="000ea1ee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d60c" officeooo:paragraph-rsid="000dd60c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d60c" officeooo:paragraph-rsid="000ea1ee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a1ee" officeooo:paragraph-rsid="000ea1ee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c70c" officeooo:paragraph-rsid="000ec70c" style:font-weight-asian="normal" style:font-weight-complex="normal"/>
    </style:style>
    <style:style style:name="T1" style:family="text">
      <style:text-properties officeooo:rsid="000ea1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ec70c" style:font-weight-asian="normal" style:font-weight-complex="normal"/>
    </style:style>
    <style:style style:name="T5" style:family="text">
      <style:text-properties officeooo:rsid="000ec70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c70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ec70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l Arduino Workshop</text:p>
      <text:list xml:id="list5547715503406563411" text:style-name="L1">
        <text:list-item>
          <text:p text:style-name="P2">MicroControllers<text:span text:style-name="T3"> </text:span><text:span text:style-name="T4">MEG</text:span></text:p>
          <text:list>
            <text:list-item>
              <text:p text:style-name="P4">General Idea</text:p>
            </text:list-item>
            <text:list-item>
              <text:p text:style-name="P4">Examples of different type and why we want to use them.</text:p>
            </text:list-item>
          </text:list>
        </text:list-item>
        <text:list-item>
          <text:p text:style-name="P2">Arduino Specifically<text:span text:style-name="T3"> </text:span><text:span text:style-name="T4">Suli</text:span></text:p>
          <text:list>
            <text:list-item>
              <text:p text:style-name="P4">Why its popular.</text:p>
            </text:list-item>
            <text:list-item>
              <text:p text:style-name="P4">Arduino IDE.... Its friendly.</text:p>
            </text:list-item>
            <text:list-item>
              <text:p text:style-name="P5">Usefull libraries.</text:p>
            </text:list-item>
            <text:list-item>
              <text:p text:style-name="P5"><text:span text:style-name="T1">Analog vs Digital</text:span> </text:p>
            </text:list-item>
          </text:list>
        </text:list-item>
        <text:list-item>
          <text:p text:style-name="P2">Digital Logic in a min<text:span text:style-name="T3"> </text:span><text:span text:style-name="T4">MEG</text:span></text:p>
          <text:list>
            <text:list-item>
              <text:p text:style-name="P4">logic gates</text:p>
            </text:list-item>
            <text:list-item>
              <text:p text:style-name="P4">Latches …. D latches</text:p>
            </text:list-item>
            <text:list-item>
              <text:p text:style-name="P4">Combining them... shift register</text:p>
            </text:list-item>
            <text:list-item>
              <text:p text:style-name="P4">mention debounce</text:p>
              <text:list>
                <text:list-item>
                  <text:p text:style-name="P4">how to deal with debounce</text:p>
                </text:list-item>
              </text:list>
            </text:list-item>
            <text:list-item>
              <text:p text:style-name="P6">Show multiplexers</text:p>
            </text:list-item>
          </text:list>
        </text:list-item>
        <text:list-item>
          <text:p text:style-name="P3">Senso<text:span text:style-name="T5">r</text:span><text:span text:style-name="T4"> CRISTIAN</text:span></text:p>
          <text:list>
            <text:list-item>
              <text:p text:style-name="P6">chemistry :**(</text:p>
            </text:list-item>
            <text:list-item>
              <text:p text:style-name="P6">Howe it turns carbon monoxide lvl into vlge output.</text:p>
            </text:list-item>
            <text:list-item>
              <text:p text:style-name="P6">Why <text:span text:style-name="T2">pot</text:span> is needed</text:p>
            </text:list-item>
            <text:list-item>
              <text:p text:style-name="P6">how sensor relates to analog</text:p>
            </text:list-item>
          </text:list>
        </text:list-item>
        <text:list-item>
          <text:p text:style-name="P3">Build Circuit<text:span text:style-name="T3"> </text:span><text:span text:style-name="T4">MEG</text:span></text:p>
          <text:list>
            <text:list-item>
              <text:p text:style-name="P6">Show schematic</text:p>
            </text:list-item>
            <text:list-item>
              <text:p text:style-name="P6">Explain it</text:p>
              <text:list>
                <text:list-item>
                  <text:p text:style-name="P6">While <text:span text:style-name="T9">MEG</text:span> build it <text:span text:style-name="T2">LIVE</text:span></text:p>
                </text:list-item>
                <text:list-item>
                  <text:p text:style-name="P6">few peoples helping with building process</text:p>
                </text:list-item>
              </text:list>
            </text:list-item>
          </text:list>
        </text:list-item>
        <text:list-item>
          <text:p text:style-name="P3">CODE :) </text:p>
          <text:list>
            <text:list-item>
              <text:p text:style-name="P6">intro to C if needed</text:p>
            </text:list-item>
            <text:list-item>
              <text:p text:style-name="P6">Write the code as they write along side</text:p>
            </text:list-item>
            <text:list-item>
              <text:p text:style-name="P7">test</text:p>
            </text:list-item>
          </text:list>
        </text:list-item>
        <text:list-item>
          <text:p text:style-name="P7">Celebrate with 8==D</text:p>
        </text:list-item>
        <text:list-item>
          <text:p text:style-name="P7">Stri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1:16:08.857275697</meta:creation-date>
    <dc:date>2017-04-17T21:56:19.031703112</dc:date>
    <meta:editing-duration>PT8M59S</meta:editing-duration>
    <meta:editing-cycles>1</meta:editing-cycles>
    <meta:document-statistic meta:table-count="0" meta:image-count="0" meta:object-count="0" meta:page-count="1" meta:paragraph-count="32" meta:word-count="149" meta:character-count="723" meta:non-whitespace-character-count="635"/>
    <meta:generator>LibreOffice/4.2.8.2$Linux_X86_64 LibreOffice_project/420m0$Build-2</meta:generator>
  </office:meta>
</office:document-meta>
</file>